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estSuite.ServletTestSuit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Suite.addTest(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Suite.ServletTestSuite( final Class th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Suite.addTestSuite( Class the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Suite.createCactusTestCase( String theName ,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Suite.createTestSuite( Class the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estSuite.ServletTest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